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ffff" draw:marker-start-width="0.079cm" draw:marker-end="Arrow" draw:marker-end-width="0.079cm" draw:fill="none" draw:fill-color="#ccffcc" draw:textarea-horizontal-align="justify" draw:textarea-vertical-align="middle" draw:auto-grow-height="false" fo:padding-top="0.156cm" fo:padding-bottom="0.156cm" fo:padding-left="0.281cm" fo:padding-right="0.281cm"/>
    </style:style>
    <style:style style:name="gr2" style:family="graphic" style:parent-style-name="standard">
      <style:graphic-properties draw:stroke="solid" svg:stroke-width="0.051cm" svg:stroke-color="#0066cc" draw:marker-start-width="0.279cm" draw:marker-end="Arrow" draw:marker-end-width="0.279cm" draw:textarea-horizontal-align="justify" draw:textarea-vertical-align="middle" draw:auto-grow-height="false" fo:padding-top="0.153cm" fo:padding-bottom="0.153cm" fo:padding-left="0.278cm" fo:padding-right="0.278cm"/>
    </style:style>
    <style:style style:name="gr3" style:family="graphic" style:parent-style-name="standard">
      <style:graphic-properties svg:stroke-width="0.051cm" svg:stroke-color="#0066cc" draw:marker-start-width="0.279cm" draw:marker-end-width="0.279cm" draw:textarea-horizontal-align="justify" draw:textarea-vertical-align="middle" draw:auto-grow-height="false" fo:padding-top="0.153cm" fo:padding-bottom="0.153cm" fo:padding-left="0.278cm" fo:padding-right="0.278cm"/>
    </style:style>
    <style:style style:name="gr4" style:family="graphic" style:parent-style-name="objectwithoutfill" style:list-style-name="L1">
      <style:graphic-properties draw:stroke="solid" draw:stroke-dash="Line_20_with_20_Fine_20_Dots" svg:stroke-width="0.051cm" draw:marker-start-width="0.278cm" draw:marker-end="Arrowheads_20_1" draw:marker-end-width="0.378cm" draw:fill="none" draw:textarea-vertical-align="middle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51cm" draw:marker-start-width="0.278cm" draw:marker-end="Arrowheads_20_1" draw:marker-end-width="0.378cm" draw:fill="none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1cm" draw:marker-start-width="0.278cm" draw:marker-end="Arrowheads_20_1" draw:marker-end-width="0.378cm" draw:fill="none" draw:textarea-vertical-align="middle" fo:padding-top="0.152cm" fo:padding-bottom="0.152cm" fo:padding-left="0.277cm" fo:padding-right="0.277cm"/>
    </style:style>
    <style:style style:name="gr7" style:family="graphic" style:parent-style-name="objectwithoutfill">
      <style:graphic-properties svg:stroke-width="0.051cm" draw:marker-start="Arrowheads_20_1" draw:marker-start-width="0.278cm" draw:marker-end="" draw:marker-end-width="0.378cm" draw:fill="none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draw:stroke="none" svg:stroke-width="0.051cm" svg:stroke-color="#000000" draw:marker-start-width="0.279cm" draw:marker-end="Arrow" draw:marker-end-width="0.279cm" draw:fill="none" draw:fill-color="#ffffff" draw:textarea-horizontal-align="left" draw:auto-grow-height="true" draw:auto-grow-width="false" fo:min-height="0.567cm" fo:min-width="1.1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67cm" svg:height="6.223cm" svg:x="2.143cm" svg:y="5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366cm" svg:height="3.366cm" svg:x="5.048cm" svg:y="6.748cm">
          <text:p text:style-name="P1"><text:span text:style-name="T1">q</text:span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366cm" svg:height="3.366cm" svg:x="13.674cm" svg:y="6.749cm">
          <text:p text:style-name="P1"><text:span text:style-name="T1">q</text:span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414cm" svg:y1="8.431cm" svg:x2="13.673cm" svg:y2="8.431cm">
          <text:p/>
        </draw:line>
        <draw:connector draw:style-name="gr5" draw:text-style-name="P1" draw:layer="layout" draw:type="curve" draw:line-skew="-0.432cm" svg:x1="5.541cm" svg:y1="7.241cm" svg:x2="7.921cm" svg:y2="7.241cm" draw:start-shape="id1" draw:start-glue-point="5" draw:end-shape="id1" draw:end-glue-point="11" svg:d="M5541 7241c0-2176 2380-2176 2380 0" svg:viewBox="0 0 2381 1633">
          <text:p/>
        </draw:connector>
        <draw:connector draw:style-name="gr5" draw:text-style-name="P1" draw:layer="layout" draw:type="curve" draw:line-skew="-0.344cm" svg:x1="14.167cm" svg:y1="7.242cm" svg:x2="16.547cm" svg:y2="7.242cm" draw:start-shape="id2" draw:start-glue-point="5" draw:end-shape="id2" draw:end-glue-point="11" svg:d="M14167 7242c0-2044 2380-2044 2380 0" svg:viewBox="0 0 2381 1534">
          <text:p/>
        </draw:connector>
        <draw:connector draw:style-name="gr6" draw:text-style-name="P4" draw:layer="layout" draw:type="curve" svg:x1="15.357cm" svg:y1="10.115cm" svg:x2="6.731cm" svg:y2="10.114cm" draw:start-shape="id2" draw:start-glue-point="8" draw:end-shape="id1" draw:end-glue-point="8" svg:d="M15357 10115c0 790-8626 791-8626-1" svg:viewBox="0 0 8627 595">
          <text:p text:style-name="P1"><text:span text:style-name="T3">4</text:span><text:span text:style-name="T4">vcm</text:span></text:p>
        </draw:connector>
        <draw:line draw:style-name="gr7" draw:text-style-name="P1" draw:layer="layout" svg:x1="5.048cm" svg:y1="8.431cm" svg:x2="2.524cm" svg:y2="8.431cm">
          <text:p/>
        </draw:line>
        <draw:frame draw:style-name="gr8" draw:text-style-name="P5" draw:layer="layout" svg:width="1.737cm" svg:height="0.962cm" svg:x="10.312cm" svg:y="7.531cm">
          <draw:text-box>
            <text:p><text:span text:style-name="T3">4</text:span><text:span text:style-name="T4">v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4:05:54.268561166</meta:creation-date>
    <dc:date>2015-05-21T13:58:39.014450404</dc:date>
    <meta:editing-duration>PT44M39S</meta:editing-duration>
    <meta:editing-cycles>6</meta:editing-cycles>
    <meta:generator>LibreOffice/4.2.8.2$Linux_X86_64 LibreOffice_project/420m0$Build-2</meta:generator>
    <meta:print-date>2015-05-19T14:55:16.989726142</meta:print-date>
    <meta:document-statistic meta:object-count="9"/>
  </office:meta>
</office:document-meta>
</file>